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26f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edc8c0" style:font-size-asian="7pt" style:font-size-complex="7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1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font-name="Aria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9">DESTINATARIO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6"/>
      <text:p text:style-name="P57"><text:span text:style-name="T2"><text:tab/>Rif. Int.: </text:span><text:span text:style-name="T2"><text:placeholder text:placeholder-type="text">&lt;get_datetime_now()&gt;</text:placeholder></text:span><text:span text:style-name="T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9">(scad. </text:span><text:placeholder text:placeholder-type="text">&lt;formatLang(o.date_deadline, date=True) if o.date_deadline else '/'&gt;</text:placeholder><text:span text:style-name="T9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4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6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7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8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20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20"><text:placeholder text:placeholder-type="text">&lt;'%6.3f' % get_counter('length')&gt;</text:placeholder></text:p>
          </table:table-cell>
          <table:table-cell table:style-name="Tabella2.A2" office:value-type="string">
            <text:p text:style-name="P50">PESO</text:p>
            <text:p text:style-name="P20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1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5:31:03.359074410</dc:date>
    <meta:editing-duration>P6DT21H31M51S</meta:editing-duration>
    <meta:editing-cycles>995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2" meta:word-count="193" meta:character-count="1959" meta:non-whitespace-character-count="1836"/>
    <meta:user-defined meta:name="Info 1"/>
    <meta:user-defined meta:name="Info 2"/>
    <meta:user-defined meta:name="Info 3"/>
    <meta:user-defined meta:name="Info 4"/>
  </office:meta>
</office:document-meta>
</file>